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60° Green Drinks</text:h>
      <text:p text:style-name="First_20_paragraph"><text:span text:style-name="T1">ODS 9 Industria, innovación e infraestructura</text:span></text:p>
      <text:p text:style-name="Text_20_body"><text:span text:style-name="T1">ODS 12 Consumo y producción responsable</text:span></text:p>
      <text:h text:style-name="Heading_20_2" text:outline-level="2">Plásticos de un solo uso | Bio-packaging</text:h>
      <text:h text:style-name="Heading_20_5" text:outline-level="5">Por <text:a xlink:type="simple" xlink:href="benjaminjuarezarlt@greendrinkscba.org" text:style-name="Internet_20_link" text:visited-style-name="Visited_20_Internet_20_Link"><text:span text:style-name="Definition">Benjamín Juárez</text:span></text:a></text:h>
      <text:p text:style-name="First_20_paragraph">¿Cuánta vida le damos los usuarios a los plásticos diversos que a diario compramos con facilidad? Algunos se pueden usar para otros propósitos, y hay una gran cantidad que simplemente se vuelven basura sin utilidad y gran impacto. El manejo del plástico juego un rol central en la manera en que se puede intervenir para cambiar hábitos de uso, a escala industrial y de los usuarios, para incentivar el reciclaje y la disminución de contaminación.</text:p>
      <text:p text:style-name="Text_20_body">¿Cómo podemos lograr una producción sostenible a nivel económico manteniendo los recursos naturales? Hay áreas productivas que, de acuerdo con el Programa de Desarrollo de la ONU (<text:a xlink:type="simple" xlink:href="https://www.undp.org/content/undp/en/home/sustainable-development-goals/goal-12-responsible-consumption-and-production.html" text:style-name="Internet_20_link" text:visited-style-name="Visited_20_Internet_20_Link"><text:span text:style-name="Definition">PNUD</text:span></text:a>]), gastan una gran cantidad de recursos. La agricultura, por ejemplo, gasta la mayor cantidad de agua a escala humana. El manejo eficiente de los recursos naturales y la manera en que manejamos los recursos naturales son una de los objetivos claves para lograr una combinación de producción y consumo responsable.</text:p>
      <text:p text:style-name="Text_20_body">Para cambiar cómo usamos plástico tenemos la posibilidad de innovar en industria y dirigir recursos al progreso tecnológico y científico. Estas herramientas facilitan el progreso sustentable. Si atendemos a cómo usar los plásticos y su presentación ecológica es porque pueden apuntar a encaminarnos hacia una economía y conducta de uso más eficiente de los recursos.</text:p>
      <text:p text:style-name="Text_20_body">Sobre estos temas vamos a estar hablando en este Green Drinks!</text:p>
      <text:p text:style-name="P2"><text:span text:style-name="T2">El próximo Miércoles 10 de Junio de 2020, de 19 a 21 hs., tendremos nuestro Green Drinks N° 60: ¡Cumplimos 7 años! El lugar de encuentro virtual será YouTube Live, bajo la temática “Plásticos de un solo uso”.</text:span></text:p>
      <text:p text:style-name="First_20_paragraph">En esta oportunidad disertará el Licenciado <text:span text:style-name="T2">Matías Roldan</text:span>, docente de nivel superior, director de tesis, diseñador, autor y evaluador de la Ordenanza 12415 de Córdoba, asesor; quien disertará sobre la temática <text:span text:style-name="T3">“Situación de las Bolsas Camiseta en Cba, desde la Ordenanza”</text:span>. Contaremos además con el Arquitecto <text:span text:style-name="T2">Pablo Martín Capitanelli</text:span>, quien es docente e investigador, miembro fundador del grupo Machina-Tosca, fundador de Quinua Arquitectura, miembro de Fundación Pro Eco San Miguel y el Instituto de Arquitectura Sustentable CAC; disertando sobre <text:span text:style-name="T3">“Proyecto Trama Hábitat”</text:span>. También estará presente <text:span text:style-name="T2">Roberto Errobidart</text:span>, Empresario Good Film; para moderación sobre: <text:span text:style-name="T3">“Good Film, film soluble en agua”</text:span>.</text:p>
      <text:p text:style-name="Text_20_body">* Las inscripciones pueden realizarse en el siguiente <text:a xlink:type="simple" xlink:href="https://plasticodeunsolouso.eventbrite.com.ar/" text:style-name="Internet_20_link" text:visited-style-name="Visited_20_Internet_20_Link"><text:span text:style-name="Definition">LINK</text:span></text:a>.</text:p>
      <text:p text:style-name="Text_20_body">Por consultas: <text:a xlink:type="simple" xlink:href="info@greendrinkscba.org" text:style-name="Internet_20_link" text:visited-style-name="Visited_20_Internet_20_Link"><text:span text:style-name="Definition">info@greendrinkscb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20-06-08T15:13:39.230033764</dc:date>
    <meta:editing-duration>PT6S</meta:editing-duration>
    <meta:editing-cycles>1</meta:editing-cycles>
    <meta:document-statistic meta:table-count="0" meta:image-count="0" meta:object-count="0" meta:page-count="1" meta:paragraph-count="14" meta:word-count="393" meta:character-count="2534" meta:non-whitespace-character-count="2153"/>
    <meta:generator>LibreOffice/5.2.7.2$Linux_X86_64 LibreOffice_project/20m0$Build-2</meta:generator>
  </office:meta>
</office:document-meta>
</file>